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ea2d"/>
    </style:style>
    <style:style style:name="T1" style:family="text">
      <style:text-properties officeooo:rsid="001628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NA FRUMO<text:span text:style-name="T1">A</text:span>S<text:span text:style-name="T1">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5T20:11:04.082000000</dc:date>
    <meta:editing-duration>PT22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1" meta:word-count="2" meta:character-count="14" meta:non-whitespace-character-count="13"/>
  </office:meta>
</office:document-meta>
</file>